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ieldDoc.FieldDoc( int doc , float scor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eldDoc.FieldDoc( int doc , float score , Comparable [ ] field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